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7.0602in" style:type="right" style:leader-style="dotted" style:leader-text="."/>
        </style:tab-stops>
      </style:paragraph-properties>
    </style:style>
    <style:style style:name="P28" style:family="paragraph" style:parent-style-name="Contents_20_2">
      <style:paragraph-properties>
        <style:tab-stops>
          <style:tab-stop style:position="6.8839in" style:type="right"/>
        </style:tab-stops>
      </style:paragraph-properties>
    </style:style>
    <style:style style:name="P29" style:family="paragraph" style:parent-style-name="Index_20_1">
      <style:paragraph-properties>
        <style:tab-stops>
          <style:tab-stop style:position="7.0807in" style:type="right"/>
        </style:tab-stops>
      </style:paragraph-properties>
    </style:style>
    <style:style style:name="P30" style:family="paragraph" style:parent-style-name="Index_20_Separator">
      <style:paragraph-properties>
        <style:tab-stops/>
      </style:paragraph-properties>
    </style:style>
    <style:style style:name="P31" style:family="paragraph" style:parent-style-name="Heading_20_1">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8,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6">Table of Contents</text:p>
          </text:index-title>
          <text:p text:style-name="P27">The MIT License (MIT).<text:tab/>5</text:p>
          <text:p text:style-name="P27">Introduction<text:tab/>6</text:p>
          <text:p text:style-name="P28">About the name fOOrth<text:tab/>6</text:p>
          <text:p text:style-name="P28">How fOOrth came to be<text:tab/>6</text:p>
          <text:p text:style-name="P28">Goals and Principles<text:tab/>7</text:p>
          <text:p text:style-name="P28">Report Card<text:tab/>8</text:p>
          <text:p text:style-name="P28">Special Note<text:tab/>8</text:p>
          <text:p text:style-name="P27">Installation<text:tab/>9</text:p>
          <text:p text:style-name="P28">Ruby<text:tab/>9</text:p>
          <text:p text:style-name="P28">fOOrth<text:tab/>9</text:p>
          <text:p text:style-name="P28">Running fOOrth<text:tab/>10</text:p>
          <text:p text:style-name="P28">Source Archive<text:tab/>10</text:p>
          <text:p text:style-name="P27">First Steps<text:tab/>11</text:p>
          <text:p text:style-name="P27">The Syntax and Style of fOOrth<text:tab/>13</text:p>
          <text:p text:style-name="P28">Syntax<text:tab/>13</text:p>
          <text:p text:style-name="P28">Spaces<text:tab/>13</text:p>
          <text:p text:style-name="P28">Comments<text:tab/>13</text:p>
          <text:p text:style-name="P28">String Literals<text:tab/>13</text:p>
          <text:p text:style-name="P28">Numeric Literals<text:tab/>14</text:p>
          <text:p text:style-name="P27">A fOOrth Calculator<text:tab/>15</text:p>
          <text:p text:style-name="P28">The Basics<text:tab/>15</text:p>
          <text:p text:style-name="P28">Stack Manipulation<text:tab/>16</text:p>
          <text:p text:style-name="P28">Programming<text:tab/>18</text:p>
          <text:p text:style-name="P28">Control Structures<text:tab/>19</text:p>
          <text:p text:style-name="P28">Data Memory<text:tab/>19</text:p>
          <text:p text:style-name="P27">The Class Tree<text:tab/>20</text:p>
          <text:p text:style-name="P28">A Brief Overview<text:tab/>20</text:p>
          <text:p text:style-name="P27">Method Mapping<text:tab/>22</text:p>
          <text:p text:style-name="P27">Routing<text:tab/>23</text:p>
          <text:p text:style-name="P28">Routing Internals<text:tab/>24</text:p>
          <text:p text:style-name="P27">VirtualMachine<text:tab/>26</text:p>
          <text:p text:style-name="P28">Instance Methods<text:tab/>26</text:p>
          <text:p text:style-name="P28">Commands<text:tab/>28</text:p>
          <text:p text:style-name="P28">See Also<text:tab/>29</text:p>
          <text:p text:style-name="P27">Object<text:tab/>30</text:p>
          <text:p text:style-name="P28">Instance Methods<text:tab/>30</text:p>
          <text:p text:style-name="P28">See Also<text:tab/>39</text:p>
          <text:p text:style-name="P27">Array<text:tab/>40</text:p>
          <text:p text:style-name="P28">Array Literals<text:tab/>40</text:p>
          <text:p text:style-name="P28">Class Methods<text:tab/>40</text:p>
          <text:p text:style-name="P28">Instance Methods<text:tab/>40</text:p>
          <text:p text:style-name="P28">See Also<text:tab/>40</text:p>
          <text:p text:style-name="P27">Class<text:tab/>41</text:p>
          <text:p text:style-name="P28">Instance Methods<text:tab/>41</text:p>
          <text:p text:style-name="P28">See Also<text:tab/>41</text:p>
          <text:p text:style-name="P27">FalseClass<text:tab/>42</text:p>
          <text:p text:style-name="P28">Instance Methods<text:tab/>42</text:p>
          <text:p text:style-name="P28">See Also<text:tab/>42</text:p>
          <text:p text:style-name="P27">Hash<text:tab/>43</text:p>
          <text:p text:style-name="P28">Hash Literals<text:tab/>43</text:p>
          <text:p text:style-name="P28">Instance Methods<text:tab/>43</text:p>
          <text:p text:style-name="P28">See Also<text:tab/>43</text:p>
          <text:p text:style-name="P27">InStream<text:tab/>44</text:p>
          <text:p text:style-name="P28">Class Methods<text:tab/>44</text:p>
          <text:p text:style-name="P28">Instance Methods<text:tab/>44</text:p>
          <text:p text:style-name="P28">See Also<text:tab/>44</text:p>
          <text:p text:style-name="P27">MaxNumeric<text:tab/>45</text:p>
          <text:p text:style-name="P27">MinNumeric<text:tab/>46</text:p>
          <text:p text:style-name="P27">NilClass<text:tab/>47</text:p>
          <text:p text:style-name="P28">Instance Methods<text:tab/>47</text:p>
          <text:p text:style-name="P28">See Also<text:tab/>47</text:p>
          <text:p text:style-name="P27">Numeric<text:tab/>48</text:p>
          <text:p text:style-name="P28">Instance Methods<text:tab/>48</text:p>
          <text:p text:style-name="P28">See Also<text:tab/>48</text:p>
          <text:p text:style-name="P27">Complex<text:tab/>49</text:p>
          <text:p text:style-name="P28">Complex Literals<text:tab/>49</text:p>
          <text:p text:style-name="P28">Instance Methods<text:tab/>50</text:p>
          <text:p text:style-name="P28">See Also<text:tab/>50</text:p>
          <text:p text:style-name="P27">Float<text:tab/>51</text:p>
          <text:p text:style-name="P28">Float Literals<text:tab/>51</text:p>
          <text:p text:style-name="P28">See Also<text:tab/>51</text:p>
          <text:p text:style-name="P27">Integer<text:tab/>52</text:p>
          <text:p text:style-name="P28">Integer Literals<text:tab/>52</text:p>
          <text:p text:style-name="P28">Instance Methods<text:tab/>52</text:p>
          <text:p text:style-name="P28">See Also<text:tab/>52</text:p>
          <text:p text:style-name="P27">Rational<text:tab/>54</text:p>
          <text:p text:style-name="P28">Rational Literals<text:tab/>54</text:p>
          <text:p text:style-name="P28">Instance Methods<text:tab/>54</text:p>
          <text:p text:style-name="P28">See Also<text:tab/>55</text:p>
          <text:p text:style-name="P27">OutStream<text:tab/>56</text:p>
          <text:p text:style-name="P28">Class Methods<text:tab/>56</text:p>
          <text:p text:style-name="P28">Instance Methods<text:tab/>56</text:p>
          <text:p text:style-name="P28">See Also<text:tab/>56</text:p>
          <text:p text:style-name="P27"><text:soft-page-break/>Procedure<text:tab/>57</text:p>
          <text:p text:style-name="P28">Procedure Literals<text:tab/>57</text:p>
          <text:p text:style-name="P28">Instance Methods<text:tab/>57</text:p>
          <text:p text:style-name="P28">See Also<text:tab/>57</text:p>
          <text:p text:style-name="P27">String<text:tab/>58</text:p>
          <text:p text:style-name="P28">String Literals<text:tab/>58</text:p>
          <text:p text:style-name="P28">Instance Methods<text:tab/>58</text:p>
          <text:p text:style-name="P28">See Also<text:tab/>58</text:p>
          <text:p text:style-name="P27">Thread<text:tab/>59</text:p>
          <text:p text:style-name="P28">Class Methods<text:tab/>59</text:p>
          <text:p text:style-name="P28">Instance Methods<text:tab/>59</text:p>
          <text:p text:style-name="P28">See Also<text:tab/>59</text:p>
          <text:p text:style-name="P27">TrueClass<text:tab/>60</text:p>
          <text:p text:style-name="P28">See Also<text:tab/>60</text:p>
          <text:p text:style-name="P27">Appendix A – Symbol Glossary<text:tab/>61</text:p>
          <text:p text:style-name="P27">Appendix B – Regular Expressions<text:tab/>63</text:p>
          <text:p text:style-name="P27">Edit History:<text:tab/>65</text:p>
        </text:index-body>
      </text:table-of-content>
      <text:p text:style-name="Text_20_body"/>
      <text:h text:style-name="P3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1"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110504991085665681" text:style-name="L1">
        <text:list-item>
          <text:p text:style-name="P34">A Simple, Easy-to-Understand syntax that is none the less, Expressive and Compact:</text:p>
        </text:list-item>
      </text:list>
      <text:list xml:id="list3697232538008479957"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29570306" text:continue-list="list5110504991085665681" text:style-name="L1">
        <text:list-item>
          <text:p text:style-name="P34">Safe Data and Data Structures:</text:p>
        </text:list-item>
      </text:list>
      <text:list xml:id="list5853325086993384215"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29559485" text:continue-list="list29570306" text:style-name="L1">
        <text:list-item>
          <text:p text:style-name="P34">Message Passing:</text:p>
        </text:list-item>
      </text:list>
      <text:list xml:id="list1377058978639809414"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29564265" text:continue-list="list29559485" text:style-name="L1">
        <text:list-item>
          <text:p text:style-name="P34">Object Oriented Design:</text:p>
        </text:list-item>
      </text:list>
      <text:list xml:id="list8534009582519709022" text:style-name="L5">
        <text:list-item>
          <text:list>
            <text:list-item>
              <text:p text:style-name="P37">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29584121" text:continue-list="list29564265" text:style-name="L1">
        <text:list-item>
          <text:p text:style-name="P34">Meta programming: </text:p>
        </text:list-item>
      </text:list>
      <text:list xml:id="list4102259591873437440" text:style-name="L6">
        <text:list-item>
          <text:list>
            <text:list-item>
              <text:p text:style-name="P47">Support extensible language constructs by making the compiler an accessible part of the system.</text:p>
            </text:list-item>
          </text:list>
        </text:list-item>
      </text:list>
      <text:list xml:id="list29584893" text:continue-list="list29584121" text:style-name="L1">
        <text:list-item>
          <text:p text:style-name="P34">Reliability:</text:p>
        </text:list-item>
      </text:list>
      <text:list xml:id="list3184748027296469802"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29584520" text:continue-list="list29584893" text:style-name="L1">
        <text:list-item>
          <text:p text:style-name="P38">Building on the host language:</text:p>
        </text:list-item>
      </text:list>
      <text:list xml:id="list7321097008689158105"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450168036375145855"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57628024"/>Rake<text:alphabetical-index-mark-end text:id="IMark157628024"/>:</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7628024"/>Demo.rb<text:alphabetical-index-mark-end text:id="IMark1576280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57668932"/>drop<text:alphabetical-index-mark-end text:id="IMark15766893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57668932"/>dup<text:alphabetical-index-mark-end text:id="IMark15766893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57668932"/>nip<text:alphabetical-index-mark-end text:id="IMark15766893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57668932"/>over<text:alphabetical-index-mark-end text:id="IMark15766893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57668932"/>pick<text:alphabetical-index-mark-end text:id="IMark15766893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7668932"/>swap<text:alphabetical-index-mark-end text:id="IMark15766893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57668932"/>tuck<text:alphabetical-index-mark-end text:id="IMark15766893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4077850398022879692" text:style-name="L10">
        <text:list-item>
          <text:p text:style-name="P40">To store return addresses for word calls. In fOOrth this is handled by the Ruby virtual machine.</text:p>
        </text:list-item>
        <text:list-item>
          <text:p text:style-name="P40">To store context for control structures. In fOOrth the context mechanism provides for a far richer and more reliable set of control, compile, and data structures.</text:p>
        </text:list-item>
        <text:list-item>
          <text:p text:style-name="P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7667732"/>Classes<text:alphabetical-index-mark-end text:id="IMark157667732"/></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7667732"/>Inheritance<text:alphabetical-index-mark-end text:id="IMark157667732"/></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7667732"/>Methods<text:alphabetical-index-mark-end text:id="IMark157667732"/></text:h>
      <text:p text:style-name="P3">All code in fOOrth is contained in methods. A method is a fragment of code that an object uses to respond to a message that has been sent to that object. In fOOrth there are three sorts of methods:</text:p>
      <text:list xml:id="list4130121969477064555" text:style-name="L11">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157668692"/>Late Binding<text:alphabetical-index-mark-end text:id="IMark157668692"/> and <text:alphabetical-index-mark-start text:id="IMark157668356"/>Polymorphism<text:alphabetical-index-mark-end text:id="IMark15766835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57668356"/>Method Mapping<text:alphabetical-index-mark-end text:id="IMark15766835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120404114568469326"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7668692"/>SymbolMap<text:alphabetical-index-mark-end text:id="IMark157668692"/> class. This class creates mappings in one of two ways:</text:p>
      <text:list xml:id="list7610903616053854845" text:style-name="L13">
        <text:list-item>
          <text:p text:style-name="P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57668692"/>Routing<text:alphabetical-index-mark-end text:id="IMark1576686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1050382823482244607" text:style-name="L14">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57668932"/>:<text:alphabetical-index-mark-end text:id="IMark157668932"/></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57668932"/>.:<text:alphabetical-index-mark-end text:id="IMark1576689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57668932"/>.::<text:alphabetical-index-mark-end text:id="IMark157668932"/></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7670324"/>do_map_name<text:alphabetical-index-mark-end text:id="IMark15767032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57670324"/>VirtualMachine<text:alphabetical-index-mark-end text:id="IMark157670324"/></text:h>
      <text:p text:style-name="Text_20_body"/>
      <text:p text:style-name="Text_20_body">Inheritance: VirtualMachine <text:span text:style-name="T9">←</text:span> Object</text:p>
      <text:p text:style-name="Code">VirtualMachine Shared Methods =</text:p>
      <text:p text:style-name="Code">! <text:s text:c="8"/>)noshow <text:s text:c="2"/>.each{ <text:s text:c="3"/>accept" <text:s text:c="2"/>epsilon <text:s text:c="2"/>nil <text:s text:c="6"/>thread:</text:p>
      <text:p text:style-name="Code">!: <text:s text:c="7"/>)quit <text:s text:c="4"/>.map{ <text:s text:c="4"/>begin <text:s text:c="4"/>f" <text:s text:c="7"/>nip <text:s text:c="6"/>true</text:p>
      <text:p text:style-name="Code">)" <text:s text:c="7"/>)show <text:s text:c="4"/>.new{ <text:s text:c="4"/>class: <text:s text:c="3"/>false <text:s text:c="4"/>over <text:s text:c="5"/>tuck</text:p>
      <text:p text:style-name="Code">)classes <text:s/>)threads <text:s/>.open{ <text:s text:c="3"/>clone <text:s text:c="4"/>global: <text:s text:c="2"/>pause <text:s text:c="4"/>vm</text:p>
      <text:p text:style-name="Code">)context <text:s/>)unmap" <text:s text:c="2"/>.select{ <text:s/>complex <text:s text:c="2"/>if <text:s text:c="7"/>pi <text:s text:c="7"/>{</text:p>
      <text:p text:style-name="Code">)context! )version <text:s/>.vm_name <text:s/>copy <text:s text:c="5"/>infinity <text:s/>pick <text:s text:c="5"/>{{</text:p>
      <text:p text:style-name="Code">)debug <text:s text:c="3"/>)vm <text:s text:c="6"/>.with{ <text:s text:c="3"/>cr <text:s text:c="7"/>load" <text:s text:c="4"/>rational</text:p>
      <text:p text:style-name="Code">)entries <text:s/>)vm! <text:s text:c="5"/>: <text:s text:c="8"/>do <text:s text:c="7"/>max_float rot</text:p>
      <text:p text:style-name="Code">)globals <text:s/>)words <text:s text:c="3"/>?dup <text:s text:c="5"/>dpr <text:s text:c="6"/>max_num <text:s text:c="2"/>self</text:p>
      <text:p text:style-name="Code">)load" <text:s text:c="3"/>-infinity @ <text:s text:c="8"/>drop <text:s text:c="5"/>min_float space</text:p>
      <text:p text:style-name="Code">)map" <text:s text:c="4"/>.append{ <text:s/>[ <text:s text:c="8"/>dup <text:s text:c="6"/>min_num <text:s text:c="2"/>spaces</text:p>
      <text:p text:style-name="Code">)nodebug <text:s/>.create{ <text:s/>accept <text:s text:c="3"/>e <text:s text:c="8"/>nan <text:s text:c="6"/>swap</text:p>
      <text:p text:style-name="Code"/>
      <text:p text:style-name="P3">The Virtual Machine is the center of activity of the fOOrth language system. That is why the VirtualMachine class is presented first in this overview of classes. </text:p>
      <text:p text:style-name="P3">The virtual machine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text:soft-page-break/>.new{</text:p>
      <text:p text:style-name="Text_20_body">.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text:soft-page-break/>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7670324"/>Commands<text:alphabetical-index-mark-end text:id="IMark15767032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ntries</text:p>
      <text:p text:style-name="Text_20_body">)globals</text:p>
      <text:p text:style-name="Text_20_body">)load"</text:p>
      <text:p text:style-name="Text_20_body">)map"</text:p>
      <text:p text:style-name="Text_20_body">)nodebug</text:p>
      <text:p text:style-name="Text_20_body"><text:soft-page-break/>)noshow</text:p>
      <text:p text:style-name="Text_20_body">)quit</text:p>
      <text:p text:style-name="Text_20_body">)show</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text:alphabetical-index-mark-start text:id="IMark157670324"/>Object<text:alphabetical-index-mark-end text:id="IMark157670324"/></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218255168"/>&amp;&amp;<text:alphabetical-index-mark-end text:id="IMark218255168"/>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218255168"/>)methods<text:alphabetical-index-mark-end text:id="IMark218255168"/>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218255168"/>.<text:alphabetical-index-mark-end text:id="IMark218255168"/>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218255168"/>.::<text:alphabetical-index-mark-end text:id="IMark218255168"/>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218255168"/>inst:<text:alphabetical-index-mark-end text:id="IMark218255168"/>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218255168"/>local:<text:alphabetical-index-mark-end text:id="IMark218255168"/>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218255168"/>super<text:alphabetical-index-mark-end text:id="IMark218255168"/>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218255168"/>;<text:alphabetical-index-mark-end text:id="IMark218255168"/>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218255168"/>.class<text:alphabetical-index-mark-end text:id="IMark218255168"/>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218255168"/>.clone<text:alphabetical-index-mark-end text:id="IMark218255168"/>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218255168"/>.copy<text:alphabetical-index-mark-end text:id="IMark218255168"/>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218255168"/>.init<text:alphabetical-index-mark-end text:id="IMark218255168"/>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218255168"/>.is_class?<text:alphabetical-index-mark-end text:id="IMark218255168"/>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218255168"/>.name<text:alphabetical-index-mark-end text:id="IMark218255168"/>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18255168"/>.strlen<text:alphabetical-index-mark-end text:id="IMark218255168"/>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18255168"/>.to_f<text:alphabetical-index-mark-end text:id="IMark218255168"/>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218255168"/>.to_f!<text:alphabetical-index-mark-end text:id="IMark218255168"/>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218255168"/>.to_i<text:alphabetical-index-mark-end text:id="IMark218255168"/>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218255168"/>.to_i!<text:alphabetical-index-mark-end text:id="IMark218255168"/>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218255168"/>.to_n<text:alphabetical-index-mark-end text:id="IMark218255168"/>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218255168"/>.to_n!<text:alphabetical-index-mark-end text:id="IMark218255168"/>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18255168"/>.to_r<text:alphabetical-index-mark-end text:id="IMark21825516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218255168"/>.to_r!<text:alphabetical-index-mark-end text:id="IMark21825516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18255168"/>.to_s<text:alphabetical-index-mark-end text:id="IMark218255168"/>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218255168"/>.to_x<text:alphabetical-index-mark-end text:id="IMark21825516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218255168"/>.to_x!<text:alphabetical-index-mark-end text:id="IMark21825516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218255168"/>&lt;&gt;<text:alphabetical-index-mark-end text:id="IMark218255168"/>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218255168"/>=<text:alphabetical-index-mark-end text:id="IMark218255168"/>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218255168"/>^^<text:alphabetical-index-mark-end text:id="IMark21825516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18255168"/>distinct?<text:alphabetical-index-mark-end text:id="IMark21825516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18255168"/>identical?<text:alphabetical-index-mark-end text:id="IMark21825516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218255168"/>max<text:alphabetical-index-mark-end text:id="IMark21825516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218255168"/>min<text:alphabetical-index-mark-end text:id="IMark21825516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218255168"/>nil&lt;&gt;<text:alphabetical-index-mark-end text:id="IMark21825516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18255168"/>nil=<text:alphabetical-index-mark-end text:id="IMark21825516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218255168"/>not<text:alphabetical-index-mark-end text:id="IMark21825516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218255168"/>||<text:alphabetical-index-mark-end text:id="IMark21825516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57670324"/>Array<text:alphabetical-index-mark-end text:id="IMark157670324"/></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7670324"/>Class<text:alphabetical-index-mark-end text:id="IMark157670324"/></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7670324"/>FalseClass<text:alphabetical-index-mark-end text:id="IMark157670324"/></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18255168"/>&amp;&amp;<text:alphabetical-index-mark-end text:id="IMark21825516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18255168"/>^^<text:alphabetical-index-mark-end text:id="IMark21825516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18255168"/>||<text:alphabetical-index-mark-end text:id="IMark21825516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7670324"/>Hash<text:alphabetical-index-mark-end text:id="IMark157670324"/></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7670324"/>InStream<text:alphabetical-index-mark-end text:id="IMark157670324"/></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57670324"/><text:alphabetical-index-mark-start text:id="IMark157670180"/>MaxNumeric<text:alphabetical-index-mark-end text:id="IMark157670180"/><text:alphabetical-index-mark-end text:id="IMark157670324"/></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7670324"/><text:alphabetical-index-mark-start text:id="IMark157670180"/>MinNumeric<text:alphabetical-index-mark-end text:id="IMark157670180"/><text:alphabetical-index-mark-end text:id="IMark157670324"/></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57670324"/><text:alphabetical-index-mark-start text:id="IMark157670180"/><text:alphabetical-index-mark-start text:id="IMark157670132"/>NilClass<text:alphabetical-index-mark-end text:id="IMark157670132"/><text:alphabetical-index-mark-end text:id="IMark157670180"/><text:alphabetical-index-mark-end text:id="IMark157670324"/></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218255168"/>&amp;&amp;<text:alphabetical-index-mark-end text:id="IMark218255168"/>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218255168"/>^^<text:alphabetical-index-mark-end text:id="IMark218255168"/>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218255168"/>||<text:alphabetical-index-mark-end text:id="IMark218255168"/>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7670324"/>Numeric<text:alphabetical-index-mark-end text:id="IMark157670324"/></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57670324"/>Complex<text:alphabetical-index-mark-end text:id="IMark157670324"/></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57669844"/>.cbrt<text:alphabetical-index-mark-end text:id="IMark15766984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57670180"/>.e**<text:alphabetical-index-mark-end text:id="IMark15767018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57669844"/>.split<text:alphabetical-index-mark-end text:id="IMark15766984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57670180"/>.sqrt<text:alphabetical-index-mark-end text:id="IMark15767018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57670564"/>Float<text:alphabetical-index-mark-end text:id="IMark157670564"/></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7670852"/>Integer<text:alphabetical-index-mark-end text:id="IMark15767085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57671140"/>Rational<text:alphabetical-index-mark-end text:id="IMark15767114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7670996"/>.split<text:alphabetical-index-mark-end text:id="IMark1576709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7626440"/>OutStream<text:alphabetical-index-mark-end text:id="IMark15762644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57626440"/>Procedure<text:alphabetical-index-mark-end text:id="IMark157626440"/></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57626440"/>String<text:alphabetical-index-mark-end text:id="IMark157626440"/></text:h>
      <text:p text:style-name="Text_20_body"/>
      <text:p text:style-name="Text_20_body">Inheritance: String <text:span text:style-name="T9">←</text:span> Object</text:p>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68261956"/>Thread<text:alphabetical-index-mark-end text:id="IMark168261956"/></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68261956"/><text:alphabetical-index-mark-start text:id="IMark146469580"/><text:alphabetical-index-mark-start text:id="IMark167910604"/>TrueClass<text:alphabetical-index-mark-end text:id="IMark167910604"/><text:alphabetical-index-mark-end text:id="IMark146469580"/><text:alphabetical-index-mark-end text:id="IMark168261956"/></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ppend <text:s text:c="7"/>.ln <text:s text:c="11"/>.strmax <text:s text:c="7"/>Class</text:p>
      <text:p text:style-name="Code">!: <text:s text:c="12"/>.append{ <text:s text:c="6"/>.load <text:s text:c="9"/>.strmax2 <text:s text:c="6"/>Complex</text:p>
      <text:p text:style-name="Code">&amp;&amp; <text:s text:c="12"/>.asin <text:s text:c="9"/>.log10 <text:s text:c="8"/>.subclass: <text:s text:c="4"/>FalseClass</text:p>
      <text:p text:style-name="Code">)" <text:s text:c="12"/>.asinh <text:s text:c="8"/>.log2 <text:s text:c="9"/>.tan <text:s text:c="10"/>Fixnum</text:p>
      <text:p text:style-name="Code">)classes <text:s text:c="6"/>.atan <text:s text:c="9"/>.lstrip <text:s text:c="7"/>.tanh <text:s text:c="9"/>Float</text:p>
      <text:p text:style-name="Code">)context <text:s text:c="6"/>.atan2 <text:s text:c="8"/>.magnitude <text:s text:c="4"/>.to_f <text:s text:c="9"/>Hash</text:p>
      <text:p text:style-name="Code">)context! <text:s text:c="5"/>.atanh <text:s text:c="8"/>.main <text:s text:c="9"/>.to_f! <text:s text:c="8"/>InStream</text:p>
      <text:p text:style-name="Code">)debug <text:s text:c="8"/>.c2p <text:s text:c="10"/>.map{ <text:s text:c="9"/>.to_i <text:s text:c="9"/>Integer</text:p>
      <text:p text:style-name="Code">)entries <text:s text:c="6"/>.call <text:s text:c="9"/>.max <text:s text:c="10"/>.to_i! <text:s text:c="8"/>MaxNumeric</text:p>
      <text:p text:style-name="Code">)globals <text:s text:c="6"/>.cbrt <text:s text:c="9"/>.mid <text:s text:c="10"/>.to_lower <text:s text:c="5"/>MinNumeric</text:p>
      <text:p text:style-name="Code">)load" <text:s text:c="8"/>.ceil <text:s text:c="9"/>.mid? <text:s text:c="9"/>.to_n <text:s text:c="9"/>NilClass</text:p>
      <text:p text:style-name="Code">)map" <text:s text:c="9"/>.cjust <text:s text:c="8"/>.midlr <text:s text:c="8"/>.to_n! <text:s text:c="8"/>Numeric</text:p>
      <text:p text:style-name="Code">)methods <text:s text:c="6"/>.class <text:s text:c="8"/>.min <text:s text:c="10"/>.to_r <text:s text:c="9"/>Object</text:p>
      <text:p text:style-name="Code">)nodebug <text:s text:c="6"/>.clone <text:s text:c="8"/>.name <text:s text:c="9"/>.to_r! <text:s text:c="8"/>OutStream</text:p>
      <text:p text:style-name="Code">)noshow <text:s text:c="7"/>.close <text:s text:c="8"/>.new <text:s text:c="10"/>.to_s <text:s text:c="9"/>Procedure</text:p>
      <text:p text:style-name="Code">)quit <text:s text:c="9"/>.conjugate <text:s text:c="4"/>.new_size <text:s text:c="5"/>.to_upper <text:s text:c="5"/>Rational</text:p>
      <text:p text:style-name="Code">)show <text:s text:c="9"/>.copy <text:s text:c="9"/>.new_value <text:s text:c="4"/>.to_x <text:s text:c="9"/>String</text:p>
      <text:p text:style-name="Code">)stubs <text:s text:c="8"/>.cos <text:s text:c="10"/>.new_values <text:s text:c="3"/>.to_x! <text:s text:c="8"/>Thread</text:p>
      <text:p text:style-name="Code">)threads <text:s text:c="6"/>.cosh <text:s text:c="9"/>.new{ <text:s text:c="9"/>.values <text:s text:c="7"/>TrueClass</text:p>
      <text:p text:style-name="Code">)unmap" <text:s text:c="7"/>.cr <text:s text:c="11"/>.numerator <text:s text:c="4"/>.vm <text:s text:c="11"/>VirtualMachine</text:p>
      <text:p text:style-name="Code">)version <text:s text:c="6"/>.create <text:s text:c="7"/>.odd? <text:s text:c="9"/>.vm_name <text:s text:c="6"/>[</text:p>
      <text:p text:style-name="Code">)vm <text:s text:c="11"/>.create{ <text:s text:c="6"/>.open <text:s text:c="9"/>.with{ <text:s text:c="8"/>^^</text:p>
      <text:p text:style-name="Code">)vm! <text:s text:c="10"/>.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global:</text:p>
      <text:p text:style-name="Code">.: <text:s text:c="12"/>.keys <text:s text:c="9"/>.space <text:s text:c="8"/>= <text:s text:c="13"/>identical?</text:p>
      <text:p text:style-name="Code">.:: <text:s text:c="11"/>.lcm <text:s text:c="10"/>.spaces <text:s text:c="7"/>&gt; <text:s text:c="13"/>if</text:p>
      <text:p text:style-name="Code">.[]! <text:s text:c="10"/>.left <text:s text:c="9"/>.split <text:s text:c="8"/>&gt;= <text:s text:c="12"/>infinity</text:p>
      <text:p text:style-name="Code">.[]@ <text:s text:c="10"/>.left? <text:s text:c="8"/>.sqr <text:s text:c="10"/>&gt;&gt; <text:s text:c="12"/>load"</text:p>
      <text:p text:style-name="Code">.abs <text:s text:c="10"/>.length <text:s text:c="7"/>.sqrt <text:s text:c="9"/>?dup <text:s text:c="10"/>max</text:p>
      <text:p text:style-name="Code">.acos <text:s text:c="9"/>.lines <text:s text:c="8"/>.start <text:s text:c="8"/>@ <text:s text:c="13"/>max_float</text:p>
      <text:p text:style-name="Code">.acosh <text:s text:c="8"/>.list <text:s text:c="9"/>.strip <text:s text:c="8"/>Array <text:s text:c="9"/>max_num</text:p>
      <text:p text:style-name="Code">.angle <text:s text:c="8"/>.ljust <text:s text:c="8"/>.strlen <text:s text:c="7"/>Bignum <text:s text:c="8"/>min</text:p>
      <text:p text:style-name="Code"/>
      <text:p text:style-name="Code"/>
      <text:p text:style-name="Code"><text:soft-page-break/>min_float <text:s text:c="5"/>nip <text:s text:c="11"/>rot <text:s text:c="11"/>vm <text:s text:c="12"/>~emit</text:p>
      <text:p text:style-name="Code">min_num <text:s text:c="7"/>not <text:s text:c="11"/>self <text:s text:c="10"/>xor <text:s text:c="11"/>~getc</text:p>
      <text:p text:style-name="Code">mod <text:s text:c="11"/>or <text:s text:c="12"/>space <text:s text:c="9"/>{ <text:s text:c="13"/>~gets</text:p>
      <text:p text:style-name="Code">nan <text:s text:c="11"/>over <text:s text:c="10"/>spaces <text:s text:c="8"/>{{ <text:s text:c="12"/>~space</text:p>
      <text:p text:style-name="Code">neg <text:s text:c="11"/>pause <text:s text:c="9"/>swap <text:s text:c="10"/>|| <text:s text:c="12"/>~spaces</text:p>
      <text:p text:style-name="Code">nil <text:s text:c="11"/>pi <text:s text:c="12"/>thread: <text:s text:c="7"/>~</text:p>
      <text:p text:style-name="Code">nil&lt;&gt; <text:s text:c="9"/>pick <text:s text:c="10"/>true <text:s text:c="10"/>~"</text:p>
      <text:p text:style-name="Code">nil= <text:s text:c="10"/>rational <text:s text:c="6"/>tuck <text:s text:c="10"/>~c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0">A</text:p>
          <text:p text:style-name="P29">Array<text:tab/>40</text:p>
          <text:p text:style-name="P30">C</text:p>
          <text:p text:style-name="P29">Class<text:tab/>41</text:p>
          <text:p text:style-name="P29">Classes<text:tab/>20</text:p>
          <text:p text:style-name="P29">Commands<text:tab/>28</text:p>
          <text:p text:style-name="P29">Complex<text:tab/>49</text:p>
          <text:p text:style-name="P30">D</text:p>
          <text:p text:style-name="P29">Demo.rb<text:tab/>10</text:p>
          <text:p text:style-name="P29">distinct?<text:tab/>37</text:p>
          <text:p text:style-name="P29">do_map_name<text:tab/>24</text:p>
          <text:p text:style-name="P29">drop<text:tab/>17</text:p>
          <text:p text:style-name="P29">dup<text:tab/>17</text:p>
          <text:p text:style-name="P30">F</text:p>
          <text:p text:style-name="P29">FalseClass<text:tab/>42</text:p>
          <text:p text:style-name="P29">Float<text:tab/>51</text:p>
          <text:p text:style-name="P30">H</text:p>
          <text:p text:style-name="P29">Hash<text:tab/>43</text:p>
          <text:p text:style-name="P30">I</text:p>
          <text:p text:style-name="P29">identical?<text:tab/>38</text:p>
          <text:p text:style-name="P29">Inheritance<text:tab/>21</text:p>
          <text:p text:style-name="P29">inst:<text:tab/>31</text:p>
          <text:p text:style-name="P29">InStream<text:tab/>44</text:p>
          <text:p text:style-name="P29">Integer<text:tab/>52</text:p>
          <text:p text:style-name="P30">L</text:p>
          <text:p text:style-name="P29">Late Binding<text:tab/>21</text:p>
          <text:p text:style-name="P29">local:<text:tab/>31</text:p>
          <text:p text:style-name="P30">M</text:p>
          <text:p text:style-name="P29">max<text:tab/>38</text:p>
          <text:p text:style-name="P29">MaxNumeric<text:tab/>45</text:p>
          <text:p text:style-name="P29">Method Mapping<text:tab/>22</text:p>
          <text:p text:style-name="P29">Methods<text:tab/>21</text:p>
          <text:p text:style-name="P29">min<text:tab/>38</text:p>
          <text:p text:style-name="P29">MinNumeric<text:tab/>46</text:p>
          <text:p text:style-name="P30">N</text:p>
          <text:p text:style-name="P29">nil&lt;&gt;<text:tab/>39</text:p>
          <text:p text:style-name="P29">nil=<text:tab/>39</text:p>
          <text:p text:style-name="P29">NilClass<text:tab/>47</text:p>
          <text:p text:style-name="P29">nip<text:tab/>17</text:p>
          <text:p text:style-name="P29">not<text:tab/>39</text:p>
          <text:p text:style-name="P29">Numeric<text:tab/>48</text:p>
          <text:p text:style-name="P30">O</text:p>
          <text:p text:style-name="P29">Object<text:tab/>30</text:p>
          <text:p text:style-name="P29">OutStream<text:tab/>56</text:p>
          <text:p text:style-name="P29">over<text:tab/>17</text:p>
          <text:p text:style-name="P30">P</text:p>
          <text:p text:style-name="P29">pick<text:tab/>17</text:p>
          <text:p text:style-name="P29">Polymorphism<text:tab/>21</text:p>
          <text:p text:style-name="P29">Procedure<text:tab/>57</text:p>
          <text:p text:style-name="P30">R</text:p>
          <text:p text:style-name="P29">Rake<text:tab/>10</text:p>
          <text:p text:style-name="P29">Rational<text:tab/>54</text:p>
          <text:p text:style-name="P29">Routing<text:tab/>23</text:p>
          <text:p text:style-name="P30">S</text:p>
          <text:p text:style-name="P29">String<text:tab/>58</text:p>
          <text:p text:style-name="P29">super<text:tab/>31</text:p>
          <text:p text:style-name="P29">swap<text:tab/>18</text:p>
          <text:p text:style-name="P29">SymbolMap<text:tab/>22</text:p>
          <text:p text:style-name="P30">T</text:p>
          <text:p text:style-name="P29">Thread<text:tab/>59</text:p>
          <text:p text:style-name="P29">TrueClass<text:tab/>60</text:p>
          <text:p text:style-name="P29">tuck<text:tab/>18</text:p>
          <text:p text:style-name="P30">V</text:p>
          <text:p text:style-name="P29">VirtualMachine<text:tab/>26</text:p>
          <text:p text:style-name="P30">^</text:p>
          <text:p text:style-name="P29">^^<text:tab/>37, 42, 47</text:p>
          <text:p text:style-name="P30">;</text:p>
          <text:p text:style-name="P29">;<text:tab/>31</text:p>
          <text:p text:style-name="P30">:</text:p>
          <text:p text:style-name="P29">:<text:tab/>23</text:p>
          <text:p text:style-name="P30">.</text:p>
          <text:p text:style-name="P29">.<text:tab/>30</text:p>
          <text:p text:style-name="P29">.:<text:tab/>23</text:p>
          <text:p text:style-name="P29">.::<text:tab/>23, 31</text:p>
          <text:p text:style-name="P29">.cbrt<text:tab/>50</text:p>
          <text:p text:style-name="P29">.class<text:tab/>31</text:p>
          <text:p text:style-name="P29">.clone<text:tab/>32</text:p>
          <text:p text:style-name="P29">.copy<text:tab/>32</text:p>
          <text:p text:style-name="P29">.e**<text:tab/>50</text:p>
          <text:p text:style-name="P29">.init<text:tab/>32</text:p>
          <text:p text:style-name="P29">.is_class?<text:tab/>32</text:p>
          <text:p text:style-name="P29">.name<text:tab/>33</text:p>
          <text:p text:style-name="P29">.split<text:tab/>50, 54</text:p>
          <text:p text:style-name="P29">.sqrt<text:tab/>50</text:p>
          <text:p text:style-name="P29">.strlen<text:tab/>33</text:p>
          <text:p text:style-name="P29">.to_f<text:tab/>33</text:p>
          <text:p text:style-name="P29">.to_f!<text:tab/>34</text:p>
          <text:p text:style-name="P29">.to_i<text:tab/>34</text:p>
          <text:p text:style-name="P29">.to_i!<text:tab/>34</text:p>
          <text:p text:style-name="P29">.to_n<text:tab/>34</text:p>
          <text:p text:style-name="P29">.to_n!<text:tab/>35</text:p>
          <text:p text:style-name="P29">.to_r<text:tab/>35</text:p>
          <text:p text:style-name="P29">.to_r!<text:tab/>36</text:p>
          <text:p text:style-name="P29">.to_s<text:tab/>36</text:p>
          <text:p text:style-name="P29">.to_x<text:tab/>36</text:p>
          <text:p text:style-name="P29">.to_x!<text:tab/>37</text:p>
          <text:p text:style-name="P30">)</text:p>
          <text:p text:style-name="P29">)methods<text:tab/>30</text:p>
          <text:p text:style-name="P30">&amp;</text:p>
          <text:p text:style-name="P29">&amp;&amp;<text:tab/>30, 42, 47</text:p>
          <text:p text:style-name="P30">&lt;</text:p>
          <text:p text:style-name="P29">&lt;&gt;<text:tab/>37</text:p>
          <text:p text:style-name="P30">=</text:p>
          <text:p text:style-name="P29">=<text:tab/>37</text:p>
          <text:p text:style-name="P30">|</text:p>
          <text:p text:style-name="P29">||<text:tab/>39, 42, 4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5</text:page-number> of <text:page-count>65</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6H20M19S</meta:editing-duration>
    <meta:editing-cycles>958</meta:editing-cycles>
    <meta:generator>OpenOffice/4.1.1$Win32 OpenOffice.org_project/411m6$Build-9775</meta:generator>
    <dc:date>2015-02-01T09:40:52.69</dc:date>
    <dc:creator>Peter Camilleri</dc:creator>
    <meta:document-statistic meta:table-count="54" meta:image-count="0" meta:object-count="0" meta:page-count="65" meta:paragraph-count="1515" meta:word-count="9907" meta:character-count="61416"/>
    <meta:template xlink:type="simple" xlink:actuate="onRequest" xlink:title="MyDefault" xlink:href="../../../../OpenOffice.org/3/user/template/MyDefault.ott" meta:date="2014-06-26T22:09:00.24"/>
  </office:meta>
</office:document-meta>
</file>